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P24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5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<text:s/>(Q&amp;A)<text:s/>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1: Overview of System Architecture</text:span></text:p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ankar, Juana</dc:creator>
    <meta:creation-date>2018-11-26T17:47:00Z</meta:creation-date>
    <dc:date>2021-02-10T11:55:00Z</dc:date>
    <meta:template xlink:href="Normal.dotm" xlink:type="simple"/>
    <meta:editing-cycles>52</meta:editing-cycles>
    <meta:editing-duration>PT120420S</meta:editing-duration>
    <meta:document-statistic meta:page-count="1" meta:paragraph-count="1" meta:word-count="77" meta:character-count="518" meta:row-count="3" meta:non-whitespace-character-count="442"/>
  </office:meta>
</office:document-meta>
</file>